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5352" calcext:value-type="float">
            <text:p>25.29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49632" calcext:value-type="float">
            <text:p>25.2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5268" calcext:value-type="float">
            <text:p>25.25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94408" calcext:value-type="float">
            <text:p>14.69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6096" calcext:value-type="float">
            <text:p>22.86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9624" calcext:value-type="float">
            <text:p>22.8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14864" calcext:value-type="float">
            <text:p>22.91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0104" calcext:value-type="float">
            <text:p>22.93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3152" calcext:value-type="float">
            <text:p>22.9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8392" calcext:value-type="float">
            <text:p>22.9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63632" calcext:value-type="float">
            <text:p>22.9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9048" calcext:value-type="float">
            <text:p>6.0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76" calcext:value-type="float">
            <text:p>6.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4432" calcext:value-type="float">
            <text:p>6.50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9088" calcext:value-type="float">
            <text:p>6.4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508" calcext:value-type="float">
            <text:p>6.35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5679" calcext:value-type="float">
            <text:p>6.5756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432748387097" calcext:value-type="float">
            <text:p>6.77432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50167741936" calcext:value-type="float">
            <text:p>7.08650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754" calcext:value-type="float">
            <text:p>6.98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666775" calcext:value-type="float">
            <text:p>6.86666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59984" calcext:value-type="float">
            <text:p>6.89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693006451613" calcext:value-type="float">
            <text:p>6.8269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542658064516" calcext:value-type="float">
            <text:p>6.64542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765290322581" calcext:value-type="float">
            <text:p>6.9076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70916129032" calcext:value-type="float">
            <text:p>7.1857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0796" calcext:value-type="float">
            <text:p>7.13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5855483871" calcext:value-type="float">
            <text:p>7.08158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48335483871" calcext:value-type="float">
            <text:p>7.34548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485290322581" calcext:value-type="float">
            <text:p>7.36485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6104" calcext:value-type="float">
            <text:p>7.22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76658823529" calcext:value-type="float">
            <text:p>7.074766588235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7104" calcext:value-type="float">
            <text:p>6.54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794273684211" calcext:value-type="float">
            <text:p>5.67794273684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211948387097" calcext:value-type="float">
            <text:p>5.87211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257548387097" calcext:value-type="float">
            <text:p>6.47257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5584" calcext:value-type="float">
            <text:p>7.18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602975" calcext:value-type="float">
            <text:p>7.09602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4976" calcext:value-type="float">
            <text:p>6.85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022683870968" calcext:value-type="float">
            <text:p>6.7802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58270967742" calcext:value-type="float">
            <text:p>7.0465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121522580645" calcext:value-type="float">
            <text:p>7.1912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13083870968" calcext:value-type="float">
            <text:p>7.53613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50624" calcext:value-type="float">
            <text:p>7.53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652412903226" calcext:value-type="float">
            <text:p>7.5365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696717241379" calcext:value-type="float">
            <text:p>7.60696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92825806452" calcext:value-type="float">
            <text:p>7.63592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425109677419" calcext:value-type="float">
            <text:p>7.56425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77448" calcext:value-type="float">
            <text:p>7.457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8625" calcext:value-type="float">
            <text:p>7.2818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5208" calcext:value-type="float">
            <text:p>7.1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12232258065" calcext:value-type="float">
            <text:p>7.0501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939922580645" calcext:value-type="float">
            <text:p>7.1393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20541935484" calcext:value-type="float">
            <text:p>7.17420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702193548387" calcext:value-type="float">
            <text:p>7.26702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21016" calcext:value-type="float">
            <text:p>7.11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20103225807" calcext:value-type="float">
            <text:p>7.01620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4995862069" calcext:value-type="float">
            <text:p>6.979499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920925" calcext:value-type="float">
            <text:p>7.38920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0664" calcext:value-type="float">
            <text:p>7.440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33496774194" calcext:value-type="float">
            <text:p>7.17833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822529032258" calcext:value-type="float">
            <text:p>7.03822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214658064516" calcext:value-type="float">
            <text:p>7.0721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081083870968" calcext:value-type="float">
            <text:p>6.8808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3728" calcext:value-type="float">
            <text:p>6.640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937" calcext:value-type="float">
            <text:p>6.38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6712" calcext:value-type="float">
            <text:p>6.284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45135483871" calcext:value-type="float">
            <text:p>6.70845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63972413793" calcext:value-type="float">
            <text:p>6.852639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84235" calcext:value-type="float">
            <text:p>7.1984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84025806452" calcext:value-type="float">
            <text:p>7.3128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7312" calcext:value-type="float">
            <text:p>7.27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782606451613" calcext:value-type="float">
            <text:p>7.13782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42666666667" calcext:value-type="float">
            <text:p>7.0544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9192" calcext:value-type="float">
            <text:p>6.48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5364" calcext:value-type="float">
            <text:p>7.86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0604" calcext:value-type="float">
            <text:p>7.88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7688" calcext:value-type="float">
            <text:p>6.64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604" calcext:value-type="float">
            <text:p>6.41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54" calcext:value-type="float">
            <text:p>6.22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362" calcext:value-type="float">
            <text:p>6.10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0107190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00" meta:object-count="0"/>
    <meta:user-defined meta:name="AppVersion">3.0</meta:user-defined>
  </office:meta>
</office:document-meta>
</file>